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63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svg:stroke-width="0.019cm" draw:fill="solid" draw:fill-color="#da4b8b" draw:textarea-vertical-align="middle" draw:auto-grow-height="false" fo:min-height="0.383cm" fo:min-width="0.383cm" fo:padding-top="0.009cm" fo:padding-bottom="0.009cm" fo:padding-left="0.009cm" fo:padding-right="0.009cm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46cm" fo:min-width="0.183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25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3" style:family="paragraph">
      <loext:graphic-properties draw:fill="solid" draw:fill-color="#da4b8b"/>
      <style:paragraph-properties fo:text-align="center"/>
      <style:text-properties fo:font-size="12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Lucida Sans Unicode" style:font-size-asian="11pt" style:font-style-asian="italic" style:font-weight-asian="normal" style:font-name-complex="Tahoma" style:font-size-complex="11pt" style:font-style-complex="italic" style:font-weight-complex="normal" style:text-emphasize="none" style:font-relief="non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2" style:family="text">
      <style:text-properties fo:color="#000000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Lucida Sans Unicode" style:font-size-asian="11pt" style:font-style-asian="italic" style:font-weight-asian="normal" style:font-name-complex="Tahoma" style:font-size-complex="11pt" style:font-style-complex="italic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763cm" svg:height="0.63cm" svg:x="9.402cm" svg:y="15.036cm">
            <draw:text-box>
              <text:p text:style-name="P1"><text:span text:style-name="T1">O</text:span></text:p>
            </draw:text-box>
          </draw:frame>
          <draw:custom-shape draw:style-name="gr2" draw:text-style-name="P3" draw:layer="layout" svg:width="0.401cm" svg:height="0.401cm" svg:x="9.605cm" svg:y="14.973cm">
            <text:p/>
            <draw:enhanced-geometry draw:glue-point-type="segments" draw:type="mso-spt100" draw:modifiers="-0.909380449199309 -27.423350707114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3" draw:text-style-name="P4" draw:layer="layout" svg:width="0.683cm" svg:height="0.71cm" svg:x="10.842cm" svg:y="15.019cm">
            <draw:text-box>
              <text:p text:style-name="P1"><text:span text:style-name="T2">x</text:span></text:p>
            </draw:text-box>
          </draw:frame>
          <draw:line draw:style-name="gr4" draw:text-style-name="P5" draw:layer="layout" svg:x1="11.396cm" svg:y1="15.179cm" svg:x2="9.789cm" svg:y2="15.179cm">
            <text:p/>
          </draw:line>
          <draw:frame draw:style-name="gr3" draw:text-style-name="P4" draw:layer="layout" svg:width="0.683cm" svg:height="0.71cm" svg:x="10.514cm" svg:y="13.948cm">
            <draw:text-box>
              <text:p text:style-name="P1"><text:span text:style-name="T2">y</text:span></text:p>
            </draw:text-box>
          </draw:frame>
          <draw:line draw:style-name="gr4" draw:text-style-name="P5" draw:layer="layout" svg:x1="11.187cm" svg:y1="14.378cm" svg:x2="9.795cm" svg:y2="15.18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1:46:51.781921146</meta:creation-date>
    <dc:date>2018-02-09T11:47:13.706783860</dc:date>
    <meta:editing-duration>PT22S</meta:editing-duration>
    <meta:editing-cycles>1</meta:editing-cycles>
    <meta:document-statistic meta:object-count="7"/>
    <meta:generator>LibreOffice/6.0.0.3$MacOSX_X86_64 LibreOffice_project/64a0f66915f38c6217de274f0aa8e15618924765</meta:generator>
  </office:meta>
</office:document-meta>
</file>